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000000046AA36BE9F.png" manifest:media-type=""/>
  <manifest:file-entry manifest:full-path="Pictures/10000000000000AB00000045588FCA9A.png" manifest:media-type=""/>
  <manifest:file-entry manifest:full-path="Pictures/10000000000000B0000000497C03055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fill="solid" draw:fill-color="#9999ff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svg:stroke-color="#000000" draw:fill="none" draw:fill-color="#ffffff" fo:min-height="0.816cm"/>
    </style:style>
    <style:style style:name="gr5" style:family="graphic" style:parent-style-name="standard">
      <style:graphic-properties draw:stroke="none" svg:stroke-color="#000000" draw:fill="none" draw:fill-color="#ffffff" fo:min-height="0.266cm"/>
    </style:style>
    <style:style style:name="gr6" style:family="graphic" style:parent-style-name="standard">
      <style:graphic-properties draw:stroke="none" draw:fill="none" draw:fill-color="#9999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1cm" draw:marker-start-width="0.276cm" draw:marker-end-width="0.276cm" draw:fill="none" draw:fill-color="#c0c0c0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family="Courier" style:font-style-name="Regular" style:font-family-generic="modern" style:font-pitch="fixed" fo:font-size="16pt" style:font-size-asian="16pt" style:font-size-complex="16pt"/>
    </style:style>
    <style:style style:name="P6" style:family="paragraph">
      <style:paragraph-properties fo:text-align="center"/>
      <style:text-properties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Courier" style:font-style-name="Regular" style:font-family-generic="modern" style:font-pitch="fixed" fo:font-size="10pt" style:font-size-asian="10pt" style:font-size-complex="10pt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5cm" svg:height="19.65cm" svg:x="1.75cm" svg:y="0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06cm" svg:height="10.372cm" svg:x="3.544cm" svg:y="7.85cm">
          <text:p text:style-name="P1"><text:span text:style-name="T1">Program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5cm" svg:height="19.65cm" svg:x="18.15cm" svg:y="0.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5cm" svg:height="19.65cm" svg:x="9.95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06cm" svg:height="0.4cm" svg:x="3.544cm" svg:y="1.7cm">
          <text:p text:style-name="P3"><text:span text:style-name="T2">RESE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cm" svg:height="1.066cm" svg:x="2.1cm" svg:y="18.448cm">
          <draw:text-box>
            <text:p text:style-name="P1"><text:span text:style-name="T3">16 IRQs:</text:span></text:p>
          </draw:text-box>
        </draw:frame>
        <draw:frame draw:style-name="gr5" draw:text-style-name="P5" draw:layer="layout" svg:width="1.983cm" svg:height="0.649cm" svg:x="1.715cm" svg:y="1.564cm">
          <draw:text-box>
            <text:p text:style-name="P1"><text:span text:style-name="T4">0xFFFE</text:span></text:p>
          </draw:text-box>
        </draw:frame>
        <draw:custom-shape draw:style-name="gr3" draw:text-style-name="P3" draw:layer="layout" svg:width="5.606cm" svg:height="0.4cm" svg:x="3.545cm" svg:y="2.101cm">
          <text:p text:style-name="P3"><text:span text:style-name="T2">NMI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83cm" svg:height="0.649cm" svg:x="1.702cm" svg:y="1.965cm">
          <draw:text-box>
            <text:p text:style-name="P1"><text:span text:style-name="T4">0xFFFC</text:span></text:p>
          </draw:text-box>
        </draw:frame>
        <draw:custom-shape draw:style-name="gr3" draw:text-style-name="P3" draw:layer="layout" svg:width="5.606cm" svg:height="0.4cm" svg:x="3.546cm" svg:y="2.502cm">
          <text:p text:style-name="P3"><text:span text:style-name="T2">IRQ[1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703cm" svg:y="2.366cm">
          <draw:text-box>
            <text:p text:style-name="P1"><text:span text:style-name="T4">0xFFFA</text:span></text:p>
          </draw:text-box>
        </draw:frame>
        <draw:custom-shape draw:style-name="gr3" draw:text-style-name="P3" draw:layer="layout" svg:width="5.606cm" svg:height="0.4cm" svg:x="3.547cm" svg:y="2.886cm">
          <text:p text:style-name="P3"><text:span text:style-name="T2">IRQ[1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704cm" svg:y="2.75cm">
          <draw:text-box>
            <text:p text:style-name="P1"><text:span text:style-name="T4">0xFFF8</text:span></text:p>
          </draw:text-box>
        </draw:frame>
        <draw:frame draw:style-name="gr5" draw:text-style-name="P5" draw:layer="layout" svg:width="1.983cm" svg:height="0.649cm" svg:x="1.705cm" svg:y="3.151cm">
          <draw:text-box>
            <text:p text:style-name="P1"><text:span text:style-name="T4">0xFFF6</text:span></text:p>
          </draw:text-box>
        </draw:frame>
        <draw:custom-shape draw:style-name="gr3" draw:text-style-name="P3" draw:layer="layout" svg:width="5.606cm" svg:height="0.4cm" svg:x="3.535cm" svg:y="3.688cm">
          <text:p text:style-name="P3"><text:span text:style-name="T2">IRQ[1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692cm" svg:y="3.552cm">
          <draw:text-box>
            <text:p text:style-name="P1"><text:span text:style-name="T4">0xFFF4</text:span></text:p>
          </draw:text-box>
        </draw:frame>
        <draw:custom-shape draw:style-name="gr3" draw:text-style-name="P3" draw:layer="layout" svg:width="5.606cm" svg:height="0.4cm" svg:x="3.536cm" svg:y="4.089cm">
          <text:p text:style-name="P3"><text:span text:style-name="T2">IRQ[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693cm" svg:y="3.953cm">
          <draw:text-box>
            <text:p text:style-name="P1"><text:span text:style-name="T4">0xFFF2</text:span></text:p>
          </draw:text-box>
        </draw:frame>
        <draw:custom-shape draw:style-name="gr3" draw:text-style-name="P3" draw:layer="layout" svg:width="5.606cm" svg:height="0.4cm" svg:x="3.537cm" svg:y="4.473cm">
          <text:p text:style-name="P3"><text:span text:style-name="T2">IRQ[8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694cm" svg:y="4.337cm">
          <draw:text-box>
            <text:p text:style-name="P1"><text:span text:style-name="T4">0xFFF0</text:span></text:p>
          </draw:text-box>
        </draw:frame>
        <draw:custom-shape draw:style-name="gr3" draw:text-style-name="P3" draw:layer="layout" svg:width="5.606cm" svg:height="0.4cm" svg:x="3.538cm" svg:y="4.874cm">
          <text:p text:style-name="P3"><text:span text:style-name="T2">IRQ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695cm" svg:y="4.738cm">
          <draw:text-box>
            <text:p text:style-name="P1"><text:span text:style-name="T4">0xFFEE</text:span></text:p>
          </draw:text-box>
        </draw:frame>
        <draw:custom-shape draw:style-name="gr3" draw:text-style-name="P3" draw:layer="layout" svg:width="5.606cm" svg:height="0.4cm" svg:x="3.546cm" svg:y="5.271cm">
          <text:p text:style-name="P3"><text:span text:style-name="T2">IRQ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703cm" svg:y="5.147cm">
          <draw:text-box>
            <text:p text:style-name="P1"><text:span text:style-name="T4">0xFFEC</text:span></text:p>
          </draw:text-box>
        </draw:frame>
        <draw:custom-shape draw:style-name="gr3" draw:text-style-name="P3" draw:layer="layout" svg:width="5.606cm" svg:height="0.4cm" svg:x="3.547cm" svg:y="5.672cm">
          <text:p text:style-name="P3"><text:span text:style-name="T2">IRQ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704cm" svg:y="5.536cm">
          <draw:text-box>
            <text:p text:style-name="P1"><text:span text:style-name="T4">0xFFEA</text:span></text:p>
          </draw:text-box>
        </draw:frame>
        <draw:frame draw:style-name="gr5" draw:text-style-name="P5" draw:layer="layout" svg:width="1.983cm" svg:height="0.649cm" svg:x="1.705cm" svg:y="5.937cm">
          <draw:text-box>
            <text:p text:style-name="P1"><text:span text:style-name="T4">0xFFE8</text:span></text:p>
          </draw:text-box>
        </draw:frame>
        <draw:custom-shape draw:style-name="gr3" draw:text-style-name="P3" draw:layer="layout" svg:width="5.606cm" svg:height="0.4cm" svg:x="3.535cm" svg:y="6.425cm">
          <text:p text:style-name="P3"><text:span text:style-name="T2">IRQ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692cm" svg:y="6.305cm">
          <draw:text-box>
            <text:p text:style-name="P1"><text:span text:style-name="T4">0xFFE6</text:span></text:p>
          </draw:text-box>
        </draw:frame>
        <draw:custom-shape draw:style-name="gr3" draw:text-style-name="P3" draw:layer="layout" svg:width="5.606cm" svg:height="0.4cm" svg:x="3.536cm" svg:y="6.826cm">
          <text:p text:style-name="P3"><text:span text:style-name="T2">IRQ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693cm" svg:y="6.69cm">
          <draw:text-box>
            <text:p text:style-name="P1"><text:span text:style-name="T4">0xFFE4</text:span></text:p>
          </draw:text-box>
        </draw:frame>
        <draw:custom-shape draw:style-name="gr3" draw:text-style-name="P3" draw:layer="layout" svg:width="5.606cm" svg:height="0.4cm" svg:x="3.537cm" svg:y="7.227cm">
          <text:p text:style-name="P3"><text:span text:style-name="T2">IRQ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694cm" svg:y="7.091cm">
          <draw:text-box>
            <text:p text:style-name="P1"><text:span text:style-name="T4">0xFFE2</text:span></text:p>
          </draw:text-box>
        </draw:frame>
        <draw:custom-shape draw:style-name="gr3" draw:text-style-name="P3" draw:layer="layout" svg:width="5.606cm" svg:height="0.4cm" svg:x="3.538cm" svg:y="7.628cm">
          <text:p text:style-name="P3"><text:span text:style-name="T2">IRQ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.695cm" svg:y="7.508cm">
          <draw:text-box>
            <text:p text:style-name="P1"><text:span text:style-name="T4">0xFFE0</text:span></text:p>
          </draw:text-box>
        </draw:frame>
        <draw:frame draw:style-name="gr5" draw:text-style-name="P5" draw:layer="layout" svg:width="1.983cm" svg:height="0.649cm" svg:x="1.7cm" svg:y="12.75cm">
          <draw:text-box>
            <text:p text:style-name="P1"><text:span text:style-name="T4">...</text:span></text:p>
          </draw:text-box>
        </draw:frame>
        <draw:custom-shape draw:style-name="gr6" draw:text-style-name="P6" draw:layer="layout" svg:width="1.912cm" svg:height="0.4cm" svg:x="7.046cm" svg:y="3.693cm">
          <text:p text:style-name="P6"><text:span text:style-name="T5">(watchdo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3.547cm" svg:y="3.286cm">
          <text:p text:style-name="P3"><text:span text:style-name="T2">IRQ[1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3.547cm" svg:y="6.072cm">
          <text:p text:style-name="P3"><text:span text:style-name="T2">IRQ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3.35cm" svg:height="1.389cm" svg:x="5.3cm" svg:y="18.705cm">
          <draw:image xlink:href="Pictures/10000000000000B0000000497C030554.png" xlink:type="simple" xlink:show="embed" xlink:actuate="onLoad">
            <text:p/>
          </draw:image>
        </draw:frame>
        <draw:custom-shape draw:style-name="gr3" draw:text-style-name="P3" draw:layer="layout" svg:width="5.606cm" svg:height="0.4cm" svg:x="11.784cm" svg:y="1.7cm">
          <text:p text:style-name="P3"><text:span text:style-name="T2">RESE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cm" svg:height="1.066cm" svg:x="10.34cm" svg:y="18.46cm">
          <draw:text-box>
            <text:p text:style-name="P1"><text:span text:style-name="T3">32 IRQs:</text:span></text:p>
          </draw:text-box>
        </draw:frame>
        <draw:frame draw:style-name="gr5" draw:text-style-name="P5" draw:layer="layout" svg:width="1.983cm" svg:height="0.649cm" svg:x="9.955cm" svg:y="1.564cm">
          <draw:text-box>
            <text:p text:style-name="P1"><text:span text:style-name="T4">0xFFFE</text:span></text:p>
          </draw:text-box>
        </draw:frame>
        <draw:custom-shape draw:style-name="gr3" draw:text-style-name="P3" draw:layer="layout" svg:width="5.606cm" svg:height="0.4cm" svg:x="11.785cm" svg:y="2.101cm">
          <text:p text:style-name="P3"><text:span text:style-name="T2">NMI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83cm" svg:height="0.649cm" svg:x="9.942cm" svg:y="1.965cm">
          <draw:text-box>
            <text:p text:style-name="P1"><text:span text:style-name="T4">0xFFFC</text:span></text:p>
          </draw:text-box>
        </draw:frame>
        <draw:custom-shape draw:style-name="gr3" draw:text-style-name="P3" draw:layer="layout" svg:width="5.606cm" svg:height="0.4cm" svg:x="11.786cm" svg:y="2.502cm">
          <text:p text:style-name="P3"><text:span text:style-name="T2">IRQ[2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43cm" svg:y="2.366cm">
          <draw:text-box>
            <text:p text:style-name="P1"><text:span text:style-name="T4">0xFFFA</text:span></text:p>
          </draw:text-box>
        </draw:frame>
        <draw:custom-shape draw:style-name="gr3" draw:text-style-name="P3" draw:layer="layout" svg:width="5.606cm" svg:height="0.4cm" svg:x="11.787cm" svg:y="2.886cm">
          <text:p text:style-name="P3"><text:span text:style-name="T2">IRQ[28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44cm" svg:y="2.767cm">
          <draw:text-box>
            <text:p text:style-name="P1"><text:span text:style-name="T4">0xFFF8</text:span></text:p>
          </draw:text-box>
        </draw:frame>
        <draw:frame draw:style-name="gr5" draw:text-style-name="P5" draw:layer="layout" svg:width="1.983cm" svg:height="0.649cm" svg:x="9.945cm" svg:y="3.151cm">
          <draw:text-box>
            <text:p text:style-name="P1"><text:span text:style-name="T4">0xFFF6</text:span></text:p>
          </draw:text-box>
        </draw:frame>
        <draw:custom-shape draw:style-name="gr3" draw:text-style-name="P3" draw:layer="layout" svg:width="5.606cm" svg:height="0.4cm" svg:x="11.775cm" svg:y="3.688cm">
          <text:p text:style-name="P3"><text:span text:style-name="T2">IRQ[2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2cm" svg:y="3.552cm">
          <draw:text-box>
            <text:p text:style-name="P1"><text:span text:style-name="T4">0xFFF4</text:span></text:p>
          </draw:text-box>
        </draw:frame>
        <draw:custom-shape draw:style-name="gr3" draw:text-style-name="P3" draw:layer="layout" svg:width="5.606cm" svg:height="0.4cm" svg:x="11.776cm" svg:y="4.089cm">
          <text:p text:style-name="P3"><text:span text:style-name="T2">IRQ[2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3cm" svg:y="3.953cm">
          <draw:text-box>
            <text:p text:style-name="P1"><text:span text:style-name="T4">0xFFF2</text:span></text:p>
          </draw:text-box>
        </draw:frame>
        <draw:custom-shape draw:style-name="gr3" draw:text-style-name="P3" draw:layer="layout" svg:width="5.606cm" svg:height="0.4cm" svg:x="11.777cm" svg:y="4.473cm">
          <text:p text:style-name="P3"><text:span text:style-name="T2">IRQ[2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4cm" svg:y="4.337cm">
          <draw:text-box>
            <text:p text:style-name="P1"><text:span text:style-name="T4">0xFFF0</text:span></text:p>
          </draw:text-box>
        </draw:frame>
        <draw:custom-shape draw:style-name="gr3" draw:text-style-name="P3" draw:layer="layout" svg:width="5.606cm" svg:height="0.4cm" svg:x="11.778cm" svg:y="4.874cm">
          <text:p text:style-name="P3"><text:span text:style-name="T2">IRQ[2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5cm" svg:y="4.738cm">
          <draw:text-box>
            <text:p text:style-name="P1"><text:span text:style-name="T4">0xFFEE</text:span></text:p>
          </draw:text-box>
        </draw:frame>
        <draw:custom-shape draw:style-name="gr3" draw:text-style-name="P3" draw:layer="layout" svg:width="5.606cm" svg:height="0.4cm" svg:x="11.786cm" svg:y="5.271cm">
          <text:p text:style-name="P3"><text:span text:style-name="T2">IRQ[2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43cm" svg:y="5.135cm">
          <draw:text-box>
            <text:p text:style-name="P1"><text:span text:style-name="T4">0xFFEC</text:span></text:p>
          </draw:text-box>
        </draw:frame>
        <draw:frame draw:style-name="gr5" draw:text-style-name="P5" draw:layer="layout" svg:width="1.983cm" svg:height="0.649cm" svg:x="9.945cm" svg:y="5.937cm">
          <draw:text-box>
            <text:p text:style-name="P1"><text:span text:style-name="T4">...</text:span></text:p>
          </draw:text-box>
        </draw:frame>
        <draw:custom-shape draw:style-name="gr3" draw:text-style-name="P3" draw:layer="layout" svg:width="5.606cm" svg:height="1.178cm" svg:x="11.775cm" svg:y="5.666cm">
          <text:p text:style-name="P3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11.776cm" svg:y="6.845cm">
          <text:p text:style-name="P3"><text:span text:style-name="T2">IRQ[8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3cm" svg:y="6.709cm">
          <draw:text-box>
            <text:p text:style-name="P1"><text:span text:style-name="T4">0xFFD0</text:span></text:p>
          </draw:text-box>
        </draw:frame>
        <draw:custom-shape draw:style-name="gr3" draw:text-style-name="P3" draw:layer="layout" svg:width="5.606cm" svg:height="0.4cm" svg:x="11.777cm" svg:y="7.246cm">
          <text:p text:style-name="P3"><text:span text:style-name="T2">IRQ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4cm" svg:y="7.11cm">
          <draw:text-box>
            <text:p text:style-name="P1"><text:span text:style-name="T4">0xFFCE</text:span></text:p>
          </draw:text-box>
        </draw:frame>
        <draw:custom-shape draw:style-name="gr3" draw:text-style-name="P3" draw:layer="layout" svg:width="5.606cm" svg:height="0.4cm" svg:x="11.778cm" svg:y="7.647cm">
          <text:p text:style-name="P3"><text:span text:style-name="T2">IRQ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5cm" svg:y="7.527cm">
          <draw:text-box>
            <text:p text:style-name="P1"><text:span text:style-name="T4">0xFFCC</text:span></text:p>
          </draw:text-box>
        </draw:frame>
        <draw:custom-shape draw:style-name="gr2" draw:text-style-name="P2" draw:layer="layout" svg:width="5.606cm" svg:height="7.861cm" svg:x="11.784cm" svg:y="10.361cm">
          <text:p text:style-name="P1"><text:span text:style-name="T1">Program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83cm" svg:height="0.649cm" svg:x="9.937cm" svg:y="13.775cm">
          <draw:text-box>
            <text:p text:style-name="P1"><text:span text:style-name="T4">...</text:span></text:p>
          </draw:text-box>
        </draw:frame>
        <draw:custom-shape draw:style-name="gr6" draw:text-style-name="P6" draw:layer="layout" svg:width="1.912cm" svg:height="0.4cm" svg:x="15.286cm" svg:y="3.693cm">
          <text:p text:style-name="P6"><text:span text:style-name="T5">(watchdo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11.787cm" svg:y="3.286cm">
          <text:p text:style-name="P3"><text:span text:style-name="T2">IRQ[2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11.788cm" svg:y="8.048cm">
          <text:p text:style-name="P3"><text:span text:style-name="T2">IRQ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45cm" svg:y="7.912cm">
          <draw:text-box>
            <text:p text:style-name="P1"><text:span text:style-name="T4">0xFFCA</text:span></text:p>
          </draw:text-box>
        </draw:frame>
        <draw:frame draw:style-name="gr5" draw:text-style-name="P5" draw:layer="layout" svg:width="1.983cm" svg:height="0.649cm" svg:x="9.946cm" svg:y="8.313cm">
          <draw:text-box>
            <text:p text:style-name="P1"><text:span text:style-name="T4">0xFFC8</text:span></text:p>
          </draw:text-box>
        </draw:frame>
        <draw:custom-shape draw:style-name="gr3" draw:text-style-name="P3" draw:layer="layout" svg:width="5.606cm" svg:height="0.4cm" svg:x="11.776cm" svg:y="8.82cm">
          <text:p text:style-name="P3"><text:span text:style-name="T2">IRQ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3cm" svg:y="8.7cm">
          <draw:text-box>
            <text:p text:style-name="P1"><text:span text:style-name="T4">0xFFC6</text:span></text:p>
          </draw:text-box>
        </draw:frame>
        <draw:custom-shape draw:style-name="gr3" draw:text-style-name="P3" draw:layer="layout" svg:width="5.606cm" svg:height="0.4cm" svg:x="11.777cm" svg:y="9.202cm">
          <text:p text:style-name="P3"><text:span text:style-name="T2">IRQ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4cm" svg:y="9.085cm">
          <draw:text-box>
            <text:p text:style-name="P1"><text:span text:style-name="T4">0xFFC4</text:span></text:p>
          </draw:text-box>
        </draw:frame>
        <draw:custom-shape draw:style-name="gr3" draw:text-style-name="P3" draw:layer="layout" svg:width="5.606cm" svg:height="0.4cm" svg:x="11.778cm" svg:y="9.591cm">
          <text:p text:style-name="P3"><text:span text:style-name="T2">IRQ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5cm" svg:y="9.467cm">
          <draw:text-box>
            <text:p text:style-name="P1"><text:span text:style-name="T4">0xFFC2</text:span></text:p>
          </draw:text-box>
        </draw:frame>
        <draw:custom-shape draw:style-name="gr3" draw:text-style-name="P3" draw:layer="layout" svg:width="5.606cm" svg:height="0.4cm" svg:x="11.779cm" svg:y="9.992cm">
          <text:p text:style-name="P3"><text:span text:style-name="T2">IRQ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9.936cm" svg:y="9.884cm">
          <draw:text-box>
            <text:p text:style-name="P1"><text:span text:style-name="T4">0xFFC0</text:span></text:p>
          </draw:text-box>
        </draw:frame>
        <draw:custom-shape draw:style-name="gr3" draw:text-style-name="P3" draw:layer="layout" svg:width="5.606cm" svg:height="0.4cm" svg:x="11.788cm" svg:y="8.448cm">
          <text:p text:style-name="P3"><text:span text:style-name="T2">IRQ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3.347cm" svg:height="1.35cm" svg:x="13.44cm" svg:y="18.7cm">
          <draw:image xlink:href="Pictures/10000000000000AB00000045588FCA9A.png" xlink:type="simple" xlink:show="embed" xlink:actuate="onLoad">
            <text:p/>
          </draw:image>
        </draw:frame>
        <draw:custom-shape draw:style-name="gr3" draw:text-style-name="P3" draw:layer="layout" svg:width="5.606cm" svg:height="0.4cm" svg:x="19.984cm" svg:y="1.7cm">
          <text:p text:style-name="P3"><text:span text:style-name="T2">RESE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cm" svg:height="1.066cm" svg:x="18.54cm" svg:y="18.45cm">
          <draw:text-box>
            <text:p text:style-name="P1"><text:span text:style-name="T3">64 IRQs:</text:span></text:p>
          </draw:text-box>
        </draw:frame>
        <draw:frame draw:style-name="gr5" draw:text-style-name="P5" draw:layer="layout" svg:width="1.983cm" svg:height="0.649cm" svg:x="18.155cm" svg:y="1.564cm">
          <draw:text-box>
            <text:p text:style-name="P1"><text:span text:style-name="T4">0xFFFE</text:span></text:p>
          </draw:text-box>
        </draw:frame>
        <draw:custom-shape draw:style-name="gr3" draw:text-style-name="P3" draw:layer="layout" svg:width="5.606cm" svg:height="0.4cm" svg:x="19.985cm" svg:y="2.101cm">
          <text:p text:style-name="P3"><text:span text:style-name="T2">NMI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83cm" svg:height="0.649cm" svg:x="18.142cm" svg:y="1.965cm">
          <draw:text-box>
            <text:p text:style-name="P1"><text:span text:style-name="T4">0xFFFC</text:span></text:p>
          </draw:text-box>
        </draw:frame>
        <draw:custom-shape draw:style-name="gr3" draw:text-style-name="P3" draw:layer="layout" svg:width="5.606cm" svg:height="0.4cm" svg:x="19.986cm" svg:y="2.502cm">
          <text:p text:style-name="P3"><text:span text:style-name="T2">IRQ[6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43cm" svg:y="2.366cm">
          <draw:text-box>
            <text:p text:style-name="P1"><text:span text:style-name="T4">0xFFFA</text:span></text:p>
          </draw:text-box>
        </draw:frame>
        <draw:custom-shape draw:style-name="gr3" draw:text-style-name="P3" draw:layer="layout" svg:width="5.606cm" svg:height="0.4cm" svg:x="19.987cm" svg:y="2.886cm">
          <text:p text:style-name="P3"><text:span text:style-name="T2">IRQ[6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44cm" svg:y="2.767cm">
          <draw:text-box>
            <text:p text:style-name="P1"><text:span text:style-name="T4">0xFFF8</text:span></text:p>
          </draw:text-box>
        </draw:frame>
        <draw:frame draw:style-name="gr5" draw:text-style-name="P5" draw:layer="layout" svg:width="1.983cm" svg:height="0.649cm" svg:x="18.145cm" svg:y="3.151cm">
          <draw:text-box>
            <text:p text:style-name="P1"><text:span text:style-name="T4">0xFFF6</text:span></text:p>
          </draw:text-box>
        </draw:frame>
        <draw:custom-shape draw:style-name="gr3" draw:text-style-name="P3" draw:layer="layout" svg:width="5.606cm" svg:height="0.4cm" svg:x="19.975cm" svg:y="3.688cm">
          <text:p text:style-name="P3"><text:span text:style-name="T2">IRQ[58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2cm" svg:y="3.552cm">
          <draw:text-box>
            <text:p text:style-name="P1"><text:span text:style-name="T4">0xFFF4</text:span></text:p>
          </draw:text-box>
        </draw:frame>
        <draw:custom-shape draw:style-name="gr3" draw:text-style-name="P3" draw:layer="layout" svg:width="5.606cm" svg:height="0.4cm" svg:x="19.976cm" svg:y="4.089cm">
          <text:p text:style-name="P3"><text:span text:style-name="T2">IRQ[5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3cm" svg:y="3.953cm">
          <draw:text-box>
            <text:p text:style-name="P1"><text:span text:style-name="T4">0xFFF2</text:span></text:p>
          </draw:text-box>
        </draw:frame>
        <draw:custom-shape draw:style-name="gr3" draw:text-style-name="P3" draw:layer="layout" svg:width="5.606cm" svg:height="0.4cm" svg:x="19.977cm" svg:y="4.473cm">
          <text:p text:style-name="P3"><text:span text:style-name="T2">IRQ[5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4cm" svg:y="4.354cm">
          <draw:text-box>
            <text:p text:style-name="P1"><text:span text:style-name="T4">0xFFF0</text:span></text:p>
          </draw:text-box>
        </draw:frame>
        <draw:custom-shape draw:style-name="gr3" draw:text-style-name="P3" draw:layer="layout" svg:width="5.606cm" svg:height="0.4cm" svg:x="19.978cm" svg:y="4.874cm">
          <text:p text:style-name="P3"><text:span text:style-name="T2">IRQ[5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5cm" svg:y="4.738cm">
          <draw:text-box>
            <text:p text:style-name="P1"><text:span text:style-name="T4">0xFFEE</text:span></text:p>
          </draw:text-box>
        </draw:frame>
        <draw:custom-shape draw:style-name="gr3" draw:text-style-name="P3" draw:layer="layout" svg:width="5.606cm" svg:height="0.4cm" svg:x="19.986cm" svg:y="5.271cm">
          <text:p text:style-name="P3"><text:span text:style-name="T2">IRQ[5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43cm" svg:y="5.135cm">
          <draw:text-box>
            <text:p text:style-name="P1"><text:span text:style-name="T4">0xFFEC</text:span></text:p>
          </draw:text-box>
        </draw:frame>
        <draw:frame draw:style-name="gr5" draw:text-style-name="P5" draw:layer="layout" svg:width="1.983cm" svg:height="0.649cm" svg:x="18.145cm" svg:y="5.937cm">
          <draw:text-box>
            <text:p text:style-name="P1"><text:span text:style-name="T4">...</text:span></text:p>
          </draw:text-box>
        </draw:frame>
        <draw:custom-shape draw:style-name="gr3" draw:text-style-name="P3" draw:layer="layout" svg:width="5.606cm" svg:height="1.178cm" svg:x="19.975cm" svg:y="5.666cm">
          <text:p text:style-name="P3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19.976cm" svg:y="6.845cm">
          <text:p text:style-name="P3"><text:span text:style-name="T2">IRQ[3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3cm" svg:y="6.709cm">
          <draw:text-box>
            <text:p text:style-name="P1"><text:span text:style-name="T4">0xFFC2</text:span></text:p>
          </draw:text-box>
        </draw:frame>
        <draw:custom-shape draw:style-name="gr3" draw:text-style-name="P3" draw:layer="layout" svg:width="5.606cm" svg:height="0.4cm" svg:x="19.977cm" svg:y="7.246cm">
          <text:p text:style-name="P3"><text:span text:style-name="T2">IRQ[3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4cm" svg:y="7.11cm">
          <draw:text-box>
            <text:p text:style-name="P1"><text:span text:style-name="T4">0xFFC0</text:span></text:p>
          </draw:text-box>
        </draw:frame>
        <draw:custom-shape draw:style-name="gr3" draw:text-style-name="P3" draw:layer="layout" svg:width="5.606cm" svg:height="0.4cm" svg:x="19.978cm" svg:y="7.647cm">
          <text:p text:style-name="P3"><text:span text:style-name="T2">IRQ[3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5cm" svg:y="7.527cm">
          <draw:text-box>
            <text:p text:style-name="P1"><text:span text:style-name="T4">0xFFBE</text:span></text:p>
          </draw:text-box>
        </draw:frame>
        <draw:custom-shape draw:style-name="gr2" draw:text-style-name="P2" draw:layer="layout" svg:width="5.606cm" svg:height="4.346cm" svg:x="19.984cm" svg:y="13.904cm">
          <text:p text:style-name="P1"><text:span text:style-name="T1">Program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83cm" svg:height="0.649cm" svg:x="18.137cm" svg:y="15.675cm">
          <draw:text-box>
            <text:p text:style-name="P1"><text:span text:style-name="T4">...</text:span></text:p>
          </draw:text-box>
        </draw:frame>
        <draw:custom-shape draw:style-name="gr6" draw:text-style-name="P6" draw:layer="layout" svg:width="1.912cm" svg:height="0.4cm" svg:x="23.486cm" svg:y="3.693cm">
          <text:p text:style-name="P6"><text:span text:style-name="T5">(watchdo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19.987cm" svg:y="3.286cm">
          <text:p text:style-name="P3"><text:span text:style-name="T2">IRQ[5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19.988cm" svg:y="8.048cm">
          <text:p text:style-name="P3"><text:span text:style-name="T2">IRQ[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45cm" svg:y="7.912cm">
          <draw:text-box>
            <text:p text:style-name="P1"><text:span text:style-name="T4">0xFFBC</text:span></text:p>
          </draw:text-box>
        </draw:frame>
        <draw:frame draw:style-name="gr5" draw:text-style-name="P5" draw:layer="layout" svg:width="1.983cm" svg:height="0.649cm" svg:x="18.146cm" svg:y="8.313cm">
          <draw:text-box>
            <text:p text:style-name="P1"><text:span text:style-name="T4">0xFFBA</text:span></text:p>
          </draw:text-box>
        </draw:frame>
        <draw:frame draw:style-name="gr5" draw:text-style-name="P5" draw:layer="layout" svg:width="1.983cm" svg:height="0.649cm" svg:x="18.134cm" svg:y="9.441cm">
          <draw:text-box>
            <text:p text:style-name="P1"><text:span text:style-name="T4">...</text:span></text:p>
          </draw:text-box>
        </draw:frame>
        <draw:custom-shape draw:style-name="gr3" draw:text-style-name="P3" draw:layer="layout" svg:width="5.606cm" svg:height="1.194cm" svg:x="19.978cm" svg:y="9.202cm">
          <text:p text:style-name="P3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19.979cm" svg:y="8.811cm">
          <text:p text:style-name="P3"><text:span text:style-name="T2">IRQ[28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6cm" svg:y="8.703cm">
          <draw:text-box>
            <text:p text:style-name="P1"><text:span text:style-name="T4">0xFFB8</text:span></text:p>
          </draw:text-box>
        </draw:frame>
        <draw:custom-shape draw:style-name="gr3" draw:text-style-name="P3" draw:layer="layout" svg:width="5.606cm" svg:height="0.4cm" svg:x="19.988cm" svg:y="8.448cm">
          <text:p text:style-name="P3"><text:span text:style-name="T2">IRQ[2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606cm" svg:height="0.4cm" svg:x="19.977cm" svg:y="10.39cm">
          <text:p text:style-name="P3"><text:span text:style-name="T2">IRQ[8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4cm" svg:y="10.268cm">
          <draw:text-box>
            <text:p text:style-name="P1"><text:span text:style-name="T4">0xFF90</text:span></text:p>
          </draw:text-box>
        </draw:frame>
        <draw:custom-shape draw:style-name="gr3" draw:text-style-name="P3" draw:layer="layout" svg:width="5.606cm" svg:height="0.4cm" svg:x="19.978cm" svg:y="10.774cm">
          <text:p text:style-name="P3"><text:span text:style-name="T2">IRQ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5cm" svg:y="10.652cm">
          <draw:text-box>
            <text:p text:style-name="P1"><text:span text:style-name="T4">0xFF8E</text:span></text:p>
          </draw:text-box>
        </draw:frame>
        <draw:custom-shape draw:style-name="gr3" draw:text-style-name="P3" draw:layer="layout" svg:width="5.606cm" svg:height="0.4cm" svg:x="19.979cm" svg:y="11.161cm">
          <text:p text:style-name="P3"><text:span text:style-name="T2">IRQ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6cm" svg:y="11.069cm">
          <draw:text-box>
            <text:p text:style-name="P1"><text:span text:style-name="T4">0xFF8C</text:span></text:p>
          </draw:text-box>
        </draw:frame>
        <draw:custom-shape draw:style-name="gr3" draw:text-style-name="P3" draw:layer="layout" svg:width="5.606cm" svg:height="0.4cm" svg:x="19.989cm" svg:y="11.562cm">
          <text:p text:style-name="P3"><text:span text:style-name="T2">IRQ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46cm" svg:y="11.454cm">
          <draw:text-box>
            <text:p text:style-name="P1"><text:span text:style-name="T4">0xFF8A</text:span></text:p>
          </draw:text-box>
        </draw:frame>
        <draw:frame draw:style-name="gr5" draw:text-style-name="P5" draw:layer="layout" svg:width="1.983cm" svg:height="0.649cm" svg:x="18.147cm" svg:y="11.855cm">
          <draw:text-box>
            <text:p text:style-name="P1"><text:span text:style-name="T4">0xFF88</text:span></text:p>
          </draw:text-box>
        </draw:frame>
        <draw:custom-shape draw:style-name="gr3" draw:text-style-name="P3" draw:layer="layout" svg:width="5.606cm" svg:height="0.4cm" svg:x="19.977cm" svg:y="12.334cm">
          <text:p text:style-name="P3"><text:span text:style-name="T2">IRQ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4cm" svg:y="12.242cm">
          <draw:text-box>
            <text:p text:style-name="P1"><text:span text:style-name="T4">0xFF86</text:span></text:p>
          </draw:text-box>
        </draw:frame>
        <draw:custom-shape draw:style-name="gr3" draw:text-style-name="P3" draw:layer="layout" svg:width="5.606cm" svg:height="0.4cm" svg:x="19.978cm" svg:y="12.721cm">
          <text:p text:style-name="P3"><text:span text:style-name="T2">IRQ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5cm" svg:y="12.627cm">
          <draw:text-box>
            <text:p text:style-name="P1"><text:span text:style-name="T4">0xFF84</text:span></text:p>
          </draw:text-box>
        </draw:frame>
        <draw:custom-shape draw:style-name="gr3" draw:text-style-name="P3" draw:layer="layout" svg:width="5.606cm" svg:height="0.4cm" svg:x="19.979cm" svg:y="13.11cm">
          <text:p text:style-name="P3"><text:span text:style-name="T2">IRQ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6cm" svg:y="13.028cm">
          <draw:text-box>
            <text:p text:style-name="P1"><text:span text:style-name="T4">0xFF82</text:span></text:p>
          </draw:text-box>
        </draw:frame>
        <draw:custom-shape draw:style-name="gr3" draw:text-style-name="P3" draw:layer="layout" svg:width="5.606cm" svg:height="0.4cm" svg:x="19.98cm" svg:y="13.511cm">
          <text:p text:style-name="P3"><text:span text:style-name="T2">IRQ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983cm" svg:height="0.649cm" svg:x="18.137cm" svg:y="13.445cm">
          <draw:text-box>
            <text:p text:style-name="P1"><text:span text:style-name="T4">0xFF80</text:span></text:p>
          </draw:text-box>
        </draw:frame>
        <draw:custom-shape draw:style-name="gr3" draw:text-style-name="P3" draw:layer="layout" svg:width="5.606cm" svg:height="0.4cm" svg:x="19.989cm" svg:y="11.962cm">
          <text:p text:style-name="P3"><text:span text:style-name="T2">IRQ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3.398cm" svg:height="1.351cm" svg:x="21.7cm" svg:y="18.702cm">
          <draw:image xlink:href="Pictures/10000000000000B000000046AA36BE9F.png" xlink:type="simple" xlink:show="embed" xlink:actuate="onLoad">
            <text:p/>
          </draw:image>
        </draw:frame>
        <draw:custom-shape draw:style-name="gr8" draw:text-style-name="P2" draw:layer="layout" svg:width="5.606cm" svg:height="16.561cm" svg:x="11.767cm" svg:y="1.666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606cm" svg:height="16.561cm" svg:x="19.967cm" svg:y="1.6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606cm" svg:height="16.561cm" svg:x="3.548cm" svg:y="1.66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8T18:34:38</meta:creation-date>
    <dc:date>2013-12-15T23:20:58</dc:date>
    <meta:editing-duration>PT8H11M30S</meta:editing-duration>
    <meta:editing-cycles>36</meta:editing-cycles>
    <meta:generator>LibreOffice/3.6$Linux_X86_64 LibreOffice_project/360m1$Build-304</meta:generator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